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E155FE50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154cm, 7.263cm, 15.088cm, 5.68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79cm" svg:height="21.199cm" svg:x="0.892cm" svg:y="2.492cm">
          <draw:image xlink:href="Pictures/10000000000005E8000007E0E155FE5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24T06:49:26.019767458</dc:date>
    <meta:editing-duration>PT3M42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